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8.4in" table:align="left" style:shadow="none"/>
    </style:style>
    <style:style style:name="Table1.A" style:family="table-column">
      <style:table-column-properties style:column-width="0.209in"/>
    </style:style>
    <style:style style:name="Table1.B" style:family="table-column">
      <style:table-column-properties style:column-width="7.9076in"/>
    </style:style>
    <style:style style:name="Table1.C" style:family="table-column">
      <style:table-column-properties style:column-width="0.2833in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paragraph-properties fo:text-align="center" style:justify-single-word="false"/>
      <style:text-properties fo:color="#666666"/>
    </style:style>
    <style:style style:name="P2" style:family="paragraph" style:parent-style-name="Table_20_Contents">
      <style:paragraph-properties fo:text-align="start" style:justify-single-word="false"/>
      <style:text-properties fo:color="#800000" style:font-name="Nimbus Sans L" fo:font-size="10pt" officeooo:rsid="00053c63" officeooo:paragraph-rsid="00053c63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666666" style:font-name="Nimbus Sans L" fo:font-size="10pt" officeooo:rsid="00053c63" officeooo:paragraph-rsid="00053c6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666666" style:font-name="Nimbus Sans 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666666" style:font-name="Nimbus Sans L" fo:font-size="10pt" officeooo:rsid="0006525c" officeooo:paragraph-rsid="0006525c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666666" style:font-name="Nimbus Sans L" fo:font-size="10pt" officeooo:rsid="00067c25" officeooo:paragraph-rsid="00067c25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  <text:p text:style-name="P3">7</text:p>
            <text:p text:style-name="P3">8</text:p>
            <text:p text:style-name="P3"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3">52</text:p>
            <text:p text:style-name="P3">53</text:p>
            <text:p text:style-name="P3">54</text:p>
            <text:p text:style-name="P3">55</text:p>
            <text:p text:style-name="P3">56</text:p>
            <text:p text:style-name="P3">57</text:p>
            <text:p text:style-name="P3">58</text:p>
            <text:p text:style-name="P3">59</text:p>
            <text:p text:style-name="P3">60</text:p>
            <text:p text:style-name="P3"><text:soft-page-break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61</text:p>
            <text:p text:style-name="P6">62</text:p>
            <text:p text:style-name="P6">63</text:p>
            <text:p text:style-name="P6">64</text:p>
            <text:p text:style-name="P6">65</text:p>
            <text:p text:style-name="P6">66</text:p>
            <text:p text:style-name="P6">67</text:p>
            <text:p text:style-name="P6">68</text:p>
            <text:p text:style-name="P6">69</text:p>
            <text:p text:style-name="P6">70</text:p>
            <text:p text:style-name="P6">71</text:p>
            <text:p text:style-name="P6">72</text:p>
            <text:p text:style-name="P6">73</text:p>
            <text:p text:style-name="P6">74</text:p>
            <text:p text:style-name="P6">75</text:p>
            <text:p text:style-name="P6">76</text:p>
            <text:p text:style-name="P6">77</text:p>
            <text:p text:style-name="P6">78</text:p>
            <text:p text:style-name="P6">79</text:p>
            <text:p text:style-name="P6">80</text:p>
            <text:p text:style-name="P6">81</text:p>
            <text:p text:style-name="P6">82</text:p>
            <text:p text:style-name="P6">83</text:p>
            <text:p text:style-name="P6">84</text:p>
            <text:p text:style-name="P6">85</text:p>
            <text:p text:style-name="P6">86</text:p>
            <text:p text:style-name="P6">87</text:p>
            <text:p text:style-name="P6">88</text:p>
            <text:p text:style-name="P6">89</text:p>
            <text:p text:style-name="P6">90</text:p>
            <text:p text:style-name="P6">91</text:p>
            <text:p text:style-name="P6">92</text:p>
            <text:p text:style-name="P6">93</text:p>
            <text:p text:style-name="P6">94</text:p>
            <text:p text:style-name="P6">95</text:p>
            <text:p text:style-name="P6">96</text:p>
            <text:p text:style-name="P6">97</text:p>
            <text:p text:style-name="P6">98</text:p>
            <text:p text:style-name="P6">99</text:p>
            <text:p text:style-name="P6">100</text:p>
            <text:p text:style-name="P6">101</text:p>
            <text:p text:style-name="P6">102</text:p>
            <text:p text:style-name="P6">103</text:p>
            <text:p text:style-name="P6">104</text:p>
            <text:p text:style-name="P6">105</text:p>
            <text:p text:style-name="P6">106</text:p>
            <text:p text:style-name="P6">107</text:p>
            <text:p text:style-name="P6">108</text:p>
            <text:p text:style-name="P6">109</text:p>
            <text:p text:style-name="P6">110</text:p>
            <text:p text:style-name="P6">111</text:p>
            <text:p text:style-name="P6">112</text:p>
            <text:p text:style-name="P6">113</text:p>
            <text:p text:style-name="P6">114</text:p>
            <text:p text:style-name="P6">115</text:p>
            <text:p text:style-name="P6">116</text:p>
            <text:p text:style-name="P6">117</text:p>
            <text:p text:style-name="P6">118</text:p>
            <text:p text:style-name="P6">119</text:p>
            <text:p text:style-name="P6">12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05in" fo:margin-right="0.0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Mannattil</meta:initial-creator>
    <meta:creation-date>2016-05-14T06:21:30.717813444</meta:creation-date>
    <dc:date>2016-05-14T12:35:51.720363158</dc:date>
    <dc:creator>Manu Mannattil</dc:creator>
    <meta:editing-duration>PT2M26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120" meta:word-count="120" meta:character-count="252" meta:non-whitespace-character-count="252"/>
  </office:meta>
</office:document-meta>
</file>